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lgerian" svg:font-family="Algerian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Narrow" style:font-name-asian="Arial Narrow" style:font-name-complex="Arial Narrow"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lgerian" style:font-name-asian="Algerian" style:font-name-complex="Algerian" fo:font-size="22pt" style:font-size-asian="22pt" style:font-size-complex="22pt" style:font-family-generic="decorative"/>
    </style:style>
    <style:style style:name="ce4" style:family="table-cell" style:parent-style-name="Default" style:data-style-name="N25">
      <style:table-cell-properties fo:border="thin solid #000000"/>
      <style:text-properties style:font-name="Arial Narrow" style:font-name-asian="Arial Narrow" style:font-name-complex="Arial Narrow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4.25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2" table:number-rows-spanned="1" table:style-name="ce3">
            <text:p>Horario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2">
            <text:p>HORA</text:p>
          </table:table-cell>
          <table:covered-table-cell/>
          <table:table-cell office:value-type="string" table:number-columns-spanned="2" table:number-rows-spanned="1" table:style-name="ce2">
            <text:p>Lunes</text:p>
          </table:table-cell>
          <table:covered-table-cell/>
          <table:table-cell office:value-type="string" table:number-columns-spanned="2" table:number-rows-spanned="1" table:style-name="ce2">
            <text:p>Martes</text:p>
          </table:table-cell>
          <table:covered-table-cell/>
          <table:table-cell office:value-type="string" table:number-columns-spanned="2" table:number-rows-spanned="1" table:style-name="ce2">
            <text:p>Mièrcoles</text:p>
          </table:table-cell>
          <table:covered-table-cell/>
          <table:table-cell office:value-type="string" table:number-columns-spanned="2" table:number-rows-spanned="1" table:style-name="ce2">
            <text:p>Jueves</text:p>
          </table:table-cell>
          <table:covered-table-cell/>
          <table:table-cell office:value-type="string" table:number-columns-spanned="2" table:number-rows-spanned="1" table:style-name="ce2">
            <text:p>Viernes</text:p>
          </table:table-cell>
          <table:covered-table-cell/>
          <table:table-cell table:number-columns-repeated="16372"/>
        </table:table-row>
        <table:table-row table:style-name="ro4">
          <table:table-cell office:value-type="time" office:time-value="PT8H16M0S" table:style-name="ce4">
            <text:p>8:16</text:p>
          </table:table-cell>
          <table:table-cell office:value-type="time" office:time-value="PT8H55M0S" table:style-name="ce4">
            <text:p>8:55</text:p>
          </table:table-cell>
          <table:table-cell table:number-columns-spanned="2" table:number-rows-spanned="4" table:style-name="ce5"/>
          <table:covered-table-cell/>
          <table:table-cell table:number-columns-spanned="2" table:number-rows-spanned="9" table:style-name="ce5"/>
          <table:covered-table-cell/>
          <table:table-cell table:number-columns-spanned="2" table:number-rows-spanned="4" table:style-name="ce5"/>
          <table:covered-table-cell/>
          <table:table-cell office:value-type="string" table:number-columns-spanned="2" table:number-rows-spanned="1" table:style-name="ce5">
            <text:p>Proyectos colaborativos LAB COMP</text:p>
          </table:table-cell>
          <table:covered-table-cell/>
          <table:table-cell table:number-columns-spanned="2" table:number-rows-spanned="14" table:style-name="ce5"/>
          <table:covered-table-cell/>
          <table:table-cell table:number-columns-repeated="16372"/>
        </table:table-row>
        <table:table-row table:style-name="ro5">
          <table:table-cell office:value-type="time" office:time-value="PT8H56M0S" table:style-name="ce4">
            <text:p>8:56</text:p>
          </table:table-cell>
          <table:table-cell office:value-type="time" office:time-value="PT9H35M0S" table:style-name="ce4">
            <text:p>9: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">
            <text:p>Proyectos colaborativos LAB COMP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6">
          <table:table-cell office:value-type="time" office:time-value="PT9H45M0S" table:style-name="ce4">
            <text:p>9:45</text:p>
          </table:table-cell>
          <table:table-cell office:value-type="time" office:time-value="PT10H25M0S" table:style-name="ce4">
            <text:p>10: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5">
            <text:p>Proyectos colaborativos LAB COMP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6">
          <table:table-cell office:value-type="time" office:time-value="PT10H26M0S" table:style-name="ce4">
            <text:p>10:26</text:p>
          </table:table-cell>
          <table:table-cell office:value-type="time" office:time-value="PT11H5M0S" table:style-name="ce4">
            <text:p>11: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5" table:style-name="ce5"/>
          <table:covered-table-cell/>
          <table:covered-table-cell/>
          <table:covered-table-cell/>
          <table:table-cell table:number-columns-repeated="16372"/>
        </table:table-row>
        <table:table-row table:style-name="ro6">
          <table:table-cell office:value-type="time" office:time-value="PT11H15M0S" table:style-name="ce4">
            <text:p>11:15</text:p>
          </table:table-cell>
          <table:table-cell office:value-type="time" office:time-value="PT11H55M0S" table:style-name="ce4">
            <text:p>11:55</text:p>
          </table:table-cell>
          <table:table-cell office:value-type="string" table:number-columns-spanned="2" table:number-rows-spanned="1" table:style-name="ce5">
            <text:p>Ingles basico 2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5">
            <text:p>Ingles basico 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table-cell office:value-type="time" office:time-value="PT11H56M0S" table:style-name="ce4">
            <text:p>11:56</text:p>
          </table:table-cell>
          <table:table-cell office:value-type="time" office:time-value="PT12H35M0S" table:style-name="ce4">
            <text:p>12:35</text:p>
          </table:table-cell>
          <table:table-cell office:value-type="string" table:number-columns-spanned="2" table:number-rows-spanned="1" table:style-name="ce5">
            <text:p>Ingles basico 2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5">
            <text:p>Ingles basico 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time" office:time-value="PT12H45M0S" table:style-name="ce4">
            <text:p>12:45</text:p>
          </table:table-cell>
          <table:table-cell office:value-type="time" office:time-value="PT13H25M0S" table:style-name="ce4">
            <text:p>13:25</text:p>
          </table:table-cell>
          <table:table-cell table:number-columns-spanned="2" table:number-rows-spanned="1" table:style-name="ce5"/>
          <table:covered-table-cell/>
          <table:covered-table-cell/>
          <table:covered-table-cell/>
          <table:table-cell table:number-columns-spanned="2" table:number-rows-spanned="1" table:style-name="ce5"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table-cell office:value-type="time" office:time-value="PT13H26M0S" table:style-name="ce4">
            <text:p>13:26</text:p>
          </table:table-cell>
          <table:table-cell office:value-type="time" office:time-value="PT14H5M0S" table:style-name="ce4">
            <text:p>14:05</text:p>
          </table:table-cell>
          <table:table-cell office:value-type="string" table:number-columns-spanned="2" table:number-rows-spanned="1" table:style-name="ce5">
            <text:p>Arquitectura de sistemas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5">
            <text:p>Proyectos colaborativos CAT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time" office:time-value="PT14H15M0S" table:style-name="ce4">
            <text:p>14:15</text:p>
          </table:table-cell>
          <table:table-cell office:value-type="time" office:time-value="PT14H55M0S" table:style-name="ce4">
            <text:p>14:55</text:p>
          </table:table-cell>
          <table:table-cell office:value-type="string" table:number-columns-spanned="2" table:number-rows-spanned="1" table:style-name="ce5">
            <text:p>Arquitectura de sistemas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5">
            <text:p>Proyectos colaborativos CAT</text:p>
          </table:table-cell>
          <table:covered-table-cell/>
          <table:table-cell office:value-type="string" table:number-columns-spanned="2" table:number-rows-spanned="1" table:style-name="ce5">
            <text:p>T. Preparacion Laboral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8">
          <table:table-cell office:value-type="time" office:time-value="PT14H56M0S" table:style-name="ce4">
            <text:p>14:56</text:p>
          </table:table-cell>
          <table:table-cell office:value-type="time" office:time-value="PT15H35M0S" table:style-name="ce4">
            <text:p>15:35</text:p>
          </table:table-cell>
          <table:table-cell office:value-type="string" table:number-columns-spanned="2" table:number-rows-spanned="1" table:style-name="ce5">
            <text:p>Internet de las cosas CAT</text:p>
          </table:table-cell>
          <table:covered-table-cell/>
          <table:table-cell office:value-type="string" table:number-columns-spanned="2" table:number-rows-spanned="1" table:style-name="ce5">
            <text:p>Internet de las cosas LAB HAR</text:p>
          </table:table-cell>
          <table:covered-table-cell/>
          <table:table-cell office:value-type="string" table:number-columns-spanned="2" table:number-rows-spanned="1" table:style-name="ce5">
            <text:p>Programacion android LAB COMP</text:p>
          </table:table-cell>
          <table:covered-table-cell/>
          <table:table-cell office:value-type="string" table:number-columns-spanned="2" table:number-rows-spanned="1" table:style-name="ce5">
            <text:p>T. Preparacion Laboral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4">
          <table:table-cell office:value-type="time" office:time-value="PT15H46M0S" table:style-name="ce4">
            <text:p>15:46</text:p>
          </table:table-cell>
          <table:table-cell office:value-type="time" office:time-value="PT16H25M0S" table:style-name="ce4">
            <text:p>16:25</text:p>
          </table:table-cell>
          <table:table-cell office:value-type="string" table:number-columns-spanned="2" table:number-rows-spanned="1" table:style-name="ce5">
            <text:p>Internet de las cosas CAT</text:p>
          </table:table-cell>
          <table:covered-table-cell/>
          <table:table-cell office:value-type="string" table:number-columns-spanned="2" table:number-rows-spanned="1" table:style-name="ce5">
            <text:p>Internet de las cosas LAB HAR</text:p>
          </table:table-cell>
          <table:covered-table-cell/>
          <table:table-cell office:value-type="string" table:number-columns-spanned="2" table:number-rows-spanned="1" table:style-name="ce5">
            <text:p>Programacion android LAB COMP</text:p>
          </table:table-cell>
          <table:covered-table-cell/>
          <table:table-cell office:value-type="string" table:number-columns-spanned="2" table:number-rows-spanned="1" table:style-name="ce5">
            <text:p>Programacion android <text:s/>LAB COMP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5">
          <table:table-cell office:value-type="time" office:time-value="PT16H26M0S" table:style-name="ce4">
            <text:p>16:26</text:p>
          </table:table-cell>
          <table:table-cell office:value-type="time" office:time-value="PT17H5M0S" table:style-name="ce4">
            <text:p>17:05</text:p>
          </table:table-cell>
          <table:table-cell table:number-columns-spanned="2" table:number-rows-spanned="3" table:style-name="ce5"/>
          <table:covered-table-cell/>
          <table:table-cell office:value-type="string" table:number-columns-spanned="2" table:number-rows-spanned="1" table:style-name="ce5">
            <text:p>Internet de las cosas LAB HAR</text:p>
          </table:table-cell>
          <table:covered-table-cell/>
          <table:table-cell table:number-columns-spanned="2" table:number-rows-spanned="3" table:style-name="ce5"/>
          <table:covered-table-cell/>
          <table:table-cell office:value-type="string" table:number-columns-spanned="2" table:number-rows-spanned="1" table:style-name="ce5">
            <text:p>Programacion android <text:s/>LAB COMP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5">
          <table:table-cell office:value-type="time" office:time-value="PT17H15M0S" table:style-name="ce4">
            <text:p>17:15</text:p>
          </table:table-cell>
          <table:table-cell office:value-type="time" office:time-value="PT17H55M0S" table:style-name="ce4">
            <text:p>17:55</text:p>
          </table:table-cell>
          <table:covered-table-cell/>
          <table:covered-table-cell/>
          <table:table-cell table:number-columns-spanned="2" table:number-rows-spanned="2" table:style-name="ce5"/>
          <table:covered-table-cell/>
          <table:covered-table-cell/>
          <table:covered-table-cell/>
          <table:table-cell office:value-type="string" table:number-columns-spanned="2" table:number-rows-spanned="1" table:style-name="ce5">
            <text:p>Programacion android <text:s/>LAB COMP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6">
          <table:table-cell office:value-type="time" office:time-value="PT17H56M0S" table:style-name="ce4">
            <text:p>17:56</text:p>
          </table:table-cell>
          <table:table-cell office:value-type="time" office:time-value="PT18H35M0S" table:style-name="ce4">
            <text:p>18: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1" table:style-name="ce5"/>
          <table:covered-table-cell/>
          <table:covered-table-cell/>
          <table:covered-table-cell/>
          <table:table-cell table:number-columns-repeated="16372"/>
        </table:table-row>
        <table:table-row table:number-rows-repeated="1048559" table:style-name="ro1">
          <table:table-cell table:number-columns-repeated="16384"/>
        </table:table-row>
        <table:named-expressions>
          <table:named-range table:name="Print_Area" table:cell-range-address="Hoja1.$A$2:Hoja1.$L$17" table:base-cell-address="Hoj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lgerian" svg:font-family="Algerian"/>
    <style:font-face style:name="Arial Narrow" svg:font-family="&quot;Arial Narrow&quot;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Francisco muñoz</meta:initial-creator>
    <dc:creator>Francisco muñoz</dc:creator>
    <meta:creation-date>2023-08-13T22:37:10Z</meta:creation-date>
    <dc:date>2023-08-13T23:05:25Z</dc:date>
  </office:meta>
</office:document-meta>
</file>